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er Order Functions do JavaScript ES6</text:p>
      <text:p text:style-name="P1"/>
      <text:p text:style-name="P2">First-Class Functions</text:p>
      <text:p text:style-name="P2"/>
      <text:p text:style-name="P4">const product = (<text:span text:style-name="T2">productName, price, isOnSale</text:span>) =&gt; ({</text:p>
      <text:p text:style-name="P4"><text:s text:c="4"/>productName,</text:p>
      <text:p text:style-name="P4"><text:s text:c="4"/>price: `R$ ${price}`,</text:p>
      <text:p text:style-name="P4"><text:s text:c="4"/>sale: isOnSale ? 'For sale' : 'Not for sale',</text:p>
      <text:p text:style-name="P4"><text:s text:c="2"/>});</text:p>
      <text:p text:style-name="P4"/>
      <text:p text:style-name="P4">console.log(product('Computador', 3000, false));</text:p>
      <text:p text:style-name="P4">// <text:span text:style-name="T2">{ productName: 'Computador', price: 'R$ 3000', sale: 'Not for sale' }</text:span></text:p>
      <text:p text:style-name="P4"><text:span text:style-name="T2"/></text:p>
      <text:p text:style-name="P3">Higher Order Functions</text:p>
      <text:p text:style-name="P3"/>
      <text:p text:style-name="P5">const button = document.querySelector('#signup-button');</text:p>
      <text:p text:style-name="P5"/>
      <text:p text:style-name="P5">// minha função de primeira classe;</text:p>
      <text:p text:style-name="P5">const <text:span text:style-name="T1">registerUser</text:span> = () =&gt; {</text:p>
      <text:p text:style-name="P5"><text:s text:c="2"/>// código para registrar a nova pessoa usuária;</text:p>
      <text:p text:style-name="P5"><text:s text:c="2"/>console.log('Registrado com sucesso!');</text:p>
      <text:p text:style-name="P5">};</text:p>
      <text:p text:style-name="P5"/>
      <text:p text:style-name="P5">// minha função de segunda classe;</text:p>
      <text:p text:style-name="P5">button.addEventListener('click', <text:span text:style-name="T1">registerUser</text:span>);</text:p>
      <text:p text:style-name="P5"/>
      <text:p text:style-name="P3">Estruturando uma HOF</text:p>
      <text:p text:style-name="P3"/>
      <text:p text:style-name="P5">const repeat = (number, action) =&gt; {</text:p>
      <text:p text:style-name="P5"><text:s text:c="2"/>for (let count = 0; count &lt;= number; count += 1) {</text:p>
      <text:p text:style-name="P5"><text:s text:c="4"/>action(count);</text:p>
      <text:p text:style-name="P5"><text:s text:c="2"/>}</text:p>
      <text:p text:style-name="P5">};</text:p>
      <text:p text:style-name="P5"/>
      <text:p text:style-name="P5">repeat(5, console.log);</text:p>
      <text:p text:style-name="P5"/>
      <text:p text:style-name="P5"/>
      <text:p text:style-name="P5">const repeat = (number, action) =&gt; {</text:p>
      <text:p text:style-name="P5"><text:s text:c="2"/>for (let count = 0; count &lt;= number; count += 1) {</text:p>
      <text:p text:style-name="P5"><text:s text:c="4"/>action(count);</text:p>
      <text:p text:style-name="P5"><text:s text:c="2"/>}</text:p>
      <text:p text:style-name="P5">};</text:p>
      <text:p text:style-name="P5"/>
      <text:p text:style-name="P5">repeat(3, (number) =&gt; {</text:p>
      <text:p text:style-name="P5"><text:s text:c="2"/>if (number % 2 === 0) {</text:p>
      <text:p text:style-name="P5"><text:s text:c="4"/>console.log(number, 'is even');</text:p>
      <text:p text:style-name="P5"><text:s text:c="2"/>}</text:p>
      <text:p text:style-name="P5">});</text:p>
      <text:p text:style-name="P5"/>
      <text:p text:style-name="P5">Pegamos a nossa implementação do exemplo anterior e repassamos dois parâmetros ao chamarmos a função repeat , sendo:</text:p>
      <text:p text:style-name="P5"><text:soft-page-break/>Um número até que ponto gostaríamos de testar, neste caso 3 ;</text:p>
      <text:p text:style-name="P5">Nossa ação que será executada quando chamada <text:span text:style-name="T1">action(count) na nossa função repeat</text:span> , neste caso uma função para testar nossos números.</text:p>
      <text:p text:style-name="P5">Veja que nosso <text:span text:style-name="T1">segundo parâmetro é uma função que recebe o count como argumento,</text:span> proveniente da execução do nosso action(count) dentro da função repeat . Deste modo, caso o count passe pela condição estabelecida para ser um número par, será executada a mensagem com os números que atendem ao critério.</text:p>
      <text:p text:style-name="P5"/>
      <text:p text:style-name="P5">const repeat = (number, action) =&gt; {</text:p>
      <text:p text:style-name="P5"><text:s text:c="2"/>for (let count = 0; count &lt;= number; count += 1) {</text:p>
      <text:p text:style-name="P5"><text:s text:c="4"/>action(count);</text:p>
      <text:p text:style-name="P5"><text:s text:c="2"/>}</text:p>
      <text:p text:style-name="P5">};</text:p>
      <text:p text:style-name="P5"/>
      <text:p text:style-name="P5">const <text:span text:style-name="T1">isEven </text:span>= (number) =&gt; {</text:p>
      <text:p text:style-name="P5"><text:s text:c="2"/>if (number % 2 === 0) {</text:p>
      <text:p text:style-name="P5"><text:s text:c="4"/>console.log(number, 'is even');</text:p>
      <text:p text:style-name="P5"><text:s text:c="2"/>}</text:p>
      <text:p text:style-name="P5">};</text:p>
      <text:p text:style-name="P5"/>
      <text:p text:style-name="P5">const <text:span text:style-name="T1">isOdd</text:span> = (number) =&gt; {</text:p>
      <text:p text:style-name="P5"><text:s text:c="2"/>if ((number % 2) &gt; 0) {</text:p>
      <text:p text:style-name="P5"><text:s text:c="4"/>console.log(number, 'is odd');</text:p>
      <text:p text:style-name="P5"><text:s text:c="2"/>}</text:p>
      <text:p text:style-name="P5">};</text:p>
      <text:p text:style-name="P5"/>
      <text:p text:style-name="P5">repeat(<text:span text:style-name="T1">3, isEven</text:span>); // Testa quais números serão pares;</text:p>
      <text:p text:style-name="P5">repeat(<text:span text:style-name="T1">3, isOdd</text:span>); // Testa quais números serão ímpare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2:35:31.519532817</meta:creation-date>
    <meta:generator>LibreOffice/6.4.7.2$Linux_X86_64 LibreOffice_project/40$Build-2</meta:generator>
    <dc:date>2021-05-08T23:43:30.545574598</dc:date>
    <meta:editing-duration>PT37M11S</meta:editing-duration>
    <meta:editing-cycles>1</meta:editing-cycles>
    <meta:document-statistic meta:table-count="0" meta:image-count="0" meta:object-count="0" meta:page-count="2" meta:paragraph-count="56" meta:word-count="324" meta:character-count="2011" meta:non-whitespace-character-count="1677"/>
  </office:meta>
</office:document-meta>
</file>